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Packet Size</text:p>
          </table:table-cell>
          <table:table-cell office:value-type="string">
            <text:p>Topology 1 (5 and 1)</text:p>
          </table:table-cell>
          <table:table-cell office:value-type="string">
            <text:p>Topology 2 (Even)</text:p>
          </table:table-cell>
          <table:table-cell office:value-type="string">
            <text:p>Topology 3 (4 and 2)</text:p>
          </table:table-cell>
          <table:table-cell>
            <draw:frame table:end-cell-address="Sheet1.P41" table:end-x="0.0213in" table:end-y="0.1043in" draw:z-index="0" draw:style-name="gr1" svg:width="9.7571in" svg:height="7.1469in" svg:x="0.0433in" svg:y="0.0417in">
  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24539719486124">
            <text:p>0.624539719486124</text:p>
          </table:table-cell>
          <table:table-cell office:value-type="float" office:value="0.989198455432494">
            <text:p>0.989198455432494</text:p>
          </table:table-cell>
          <table:table-cell office:value-type="float" office:value="0.97833363892812">
            <text:p>0.9783336389281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826747419089251">
            <text:p>0.826747419089251</text:p>
          </table:table-cell>
          <table:table-cell office:value-type="float" office:value="0.94111161159228">
            <text:p>0.94111161159228</text:p>
          </table:table-cell>
          <table:table-cell office:value-type="float" office:value="0.928486526348746">
            <text:p>0.92848652634874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823644385869692">
            <text:p>0.823644385869692</text:p>
          </table:table-cell>
          <table:table-cell office:value-type="float" office:value="0.995414837672066">
            <text:p>0.995414837672066</text:p>
          </table:table-cell>
          <table:table-cell office:value-type="float" office:value="0.975416428459318">
            <text:p>0.975416428459318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821538502870815">
            <text:p>0.821538502870815</text:p>
          </table:table-cell>
          <table:table-cell office:value-type="float" office:value="0.95876180667944">
            <text:p>0.95876180667944</text:p>
          </table:table-cell>
          <table:table-cell office:value-type="float" office:value="0.979877727061563">
            <text:p>0.979877727061563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820917901113658">
            <text:p>0.820917901113658</text:p>
          </table:table-cell>
          <table:table-cell office:value-type="float" office:value="0.977223338855605">
            <text:p>0.977223338855605</text:p>
          </table:table-cell>
          <table:table-cell office:value-type="float" office:value="0.962165889696737">
            <text:p>0.962165889696737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842858099631433">
            <text:p>0.842858099631433</text:p>
          </table:table-cell>
          <table:table-cell office:value-type="float" office:value="0.97692582430491">
            <text:p>0.97692582430491</text:p>
          </table:table-cell>
          <table:table-cell office:value-type="float" office:value="0.960767397079259">
            <text:p>0.960767397079259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.840458077007784">
            <text:p>0.840458077007784</text:p>
          </table:table-cell>
          <table:table-cell office:value-type="float" office:value="0.966576166364509">
            <text:p>0.966576166364509</text:p>
          </table:table-cell>
          <table:table-cell office:value-type="float" office:value="0.965908076899434">
            <text:p>0.965908076899434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788080144704415">
            <text:p>0.788080144704415</text:p>
          </table:table-cell>
          <table:table-cell office:value-type="float" office:value="0.955790503925485">
            <text:p>0.955790503925485</text:p>
          </table:table-cell>
          <table:table-cell office:value-type="float" office:value="0.906099730998296">
            <text:p>0.906099730998296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0.832822363041551">
            <text:p>0.832822363041551</text:p>
          </table:table-cell>
          <table:table-cell office:value-type="float" office:value="0.989738464388515">
            <text:p>0.989738464388515</text:p>
          </table:table-cell>
          <table:table-cell office:value-type="float" office:value="0.990530392848367">
            <text:p>0.990530392848367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855195215908193">
            <text:p>0.855195215908193</text:p>
          </table:table-cell>
          <table:table-cell office:value-type="float" office:value="0.968867574913984">
            <text:p>0.968867574913984</text:p>
          </table:table-cell>
          <table:table-cell office:value-type="float" office:value="0.980520353678021">
            <text:p>0.98052035367802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01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8T01:13:16</dc:date>
    <dc:creator>Nathaniel Lim</dc:creator>
    <meta:document-statistic meta:table-count="1" meta:cell-count="44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1.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84cm" svg:height="18.154cm" xlink:href=".." chart:class="chart:scatter" chart:style-name="ch1">
        <chart:title svg:x="10.288cm" svg:y="0.364cm" chart:style-name="ch2">
          <text:p>Jain's Fairness Index</text:p>
        </chart:title>
        <chart:subtitle svg:x="8.661cm" svg:y="1.23cm" chart:style-name="ch3">
          <text:p>(Estimating the fairness of three topologies)</text:p>
        </chart:subtitle>
        <chart:legend chart:legend-position="end" svg:x="20.967cm" svg:y="8.42cm" chart:style-name="ch4"/>
        <chart:plot-area chart:style-name="ch5" table:cell-range-address="Sheet1.A1:Sheet1.D11" chart:data-source-has-labels="row" svg:x="0.789cm" svg:y="2.044cm" svg:width="19.684cm" svg:height="15.222cm">
          <chart:axis chart:dimension="x" chart:name="primary-x" chart:style-name="ch6">
            <chart:title svg:x="9.528cm" svg:y="17.057cm" chart:style-name="ch7">
              <text:p>Packet Size (Bytes)</text:p>
            </chart:title>
          </chart:axis>
          <chart:axis chart:dimension="y" chart:name="primary-y" chart:style-name="ch8">
            <chart:title svg:x="0.496cm" svg:y="9.581cm" chart:style-name="ch9">
              <text:p>JFI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2" chart:values-cell-range-address="Sheet1.C2:Sheet1.C11" chart:label-cell-address="Sheet1.C1:Sheet1.C1" chart:class="chart:scatter">
            <chart:data-point chart:repeated="10"/>
          </chart:series>
          <chart:series chart:style-name="ch13" chart:values-cell-range-address="Sheet1.D2:Sheet1.D11" chart:label-cell-address="Sheet1.D1:Sheet1.D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Topology 1 (5 and 1)</text:p>
              </table:table-cell>
              <table:table-cell office:value-type="string">
                <text:p text:id="Sheet1.C1:Sheet1.C1">Topology 2 (Even)</text:p>
              </table:table-cell>
              <table:table-cell office:value-type="string">
                <text:p text:id="Sheet1.D1:Sheet1.D1">Topology 3 (4 and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A2:Sheet1.A11">64</text:p>
              </table:table-cell>
              <table:table-cell office:value-type="float" office:value="0.624539719486124">
                <text:p text:id="Sheet1.B2:Sheet1.B11">0.624539719486124</text:p>
              </table:table-cell>
              <table:table-cell office:value-type="float" office:value="0.989198455432494">
                <text:p text:id="Sheet1.C2:Sheet1.C11">0.989198455432494</text:p>
              </table:table-cell>
              <table:table-cell office:value-type="float" office:value="0.97833363892812">
                <text:p text:id="Sheet1.D2:Sheet1.D11">0.97833363892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826747419089251">
                <text:p>0.826747419089251</text:p>
              </table:table-cell>
              <table:table-cell office:value-type="float" office:value="0.94111161159228">
                <text:p>0.94111161159228</text:p>
              </table:table-cell>
              <table:table-cell office:value-type="float" office:value="0.928486526348746">
                <text:p>0.928486526348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823644385869692">
                <text:p>0.823644385869692</text:p>
              </table:table-cell>
              <table:table-cell office:value-type="float" office:value="0.995414837672066">
                <text:p>0.995414837672066</text:p>
              </table:table-cell>
              <table:table-cell office:value-type="float" office:value="0.975416428459318">
                <text:p>0.975416428459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821538502870815">
                <text:p>0.821538502870815</text:p>
              </table:table-cell>
              <table:table-cell office:value-type="float" office:value="0.95876180667944">
                <text:p>0.95876180667944</text:p>
              </table:table-cell>
              <table:table-cell office:value-type="float" office:value="0.979877727061563">
                <text:p>0.979877727061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8">
                <text:p>768</text:p>
              </table:table-cell>
              <table:table-cell office:value-type="float" office:value="0.820917901113658">
                <text:p>0.820917901113658</text:p>
              </table:table-cell>
              <table:table-cell office:value-type="float" office:value="0.977223338855605">
                <text:p>0.977223338855605</text:p>
              </table:table-cell>
              <table:table-cell office:value-type="float" office:value="0.962165889696737">
                <text:p>0.962165889696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842858099631433">
                <text:p>0.842858099631433</text:p>
              </table:table-cell>
              <table:table-cell office:value-type="float" office:value="0.97692582430491">
                <text:p>0.97692582430491</text:p>
              </table:table-cell>
              <table:table-cell office:value-type="float" office:value="0.960767397079259">
                <text:p>0.960767397079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6">
                <text:p>1536</text:p>
              </table:table-cell>
              <table:table-cell office:value-type="float" office:value="0.840458077007784">
                <text:p>0.840458077007784</text:p>
              </table:table-cell>
              <table:table-cell office:value-type="float" office:value="0.966576166364509">
                <text:p>0.966576166364509</text:p>
              </table:table-cell>
              <table:table-cell office:value-type="float" office:value="0.965908076899434">
                <text:p>0.965908076899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0.788080144704415">
                <text:p>0.788080144704415</text:p>
              </table:table-cell>
              <table:table-cell office:value-type="float" office:value="0.955790503925485">
                <text:p>0.955790503925485</text:p>
              </table:table-cell>
              <table:table-cell office:value-type="float" office:value="0.906099730998296">
                <text:p>0.906099730998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2">
                <text:p>3072</text:p>
              </table:table-cell>
              <table:table-cell office:value-type="float" office:value="0.832822363041551">
                <text:p>0.832822363041551</text:p>
              </table:table-cell>
              <table:table-cell office:value-type="float" office:value="0.989738464388515">
                <text:p>0.989738464388515</text:p>
              </table:table-cell>
              <table:table-cell office:value-type="float" office:value="0.990530392848367">
                <text:p>0.990530392848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855195215908193">
                <text:p>0.855195215908193</text:p>
              </table:table-cell>
              <table:table-cell office:value-type="float" office:value="0.968867574913984">
                <text:p>0.968867574913984</text:p>
              </table:table-cell>
              <table:table-cell office:value-type="float" office:value="0.980520353678021">
                <text:p>0.980520353678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